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8098" officeooo:paragraph-rsid="00198098"/>
    </style:style>
    <style:style style:name="P2" style:family="paragraph" style:parent-style-name="Standard">
      <style:text-properties officeooo:rsid="001bd91f" officeooo:paragraph-rsid="001bd91f"/>
    </style:style>
    <style:style style:name="P3" style:family="paragraph" style:parent-style-name="Standard">
      <style:text-properties officeooo:rsid="001cf86d" officeooo:paragraph-rsid="001cf86d"/>
    </style:style>
    <style:style style:name="T1" style:family="text">
      <style:text-properties officeooo:rsid="00198098"/>
    </style:style>
    <style:style style:name="T2" style:family="text">
      <style:text-properties officeooo:rsid="00199bcb"/>
    </style:style>
    <style:style style:name="T3" style:family="text">
      <style:text-properties officeooo:rsid="001a1a1c"/>
    </style:style>
    <style:style style:name="T4" style:family="text">
      <style:text-properties officeooo:rsid="001a9cf7"/>
    </style:style>
    <style:style style:name="T5" style:family="text">
      <style:text-properties officeooo:rsid="001bd9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Haproxy</text:span></text:p>
      <text:p text:style-name="Standard"/>
      <text:p text:style-name="P1">Nginx</text:p>
      <text:p text:style-name="P1"><text:s text:c="2"/>复向代理URI <text:s/>代理后端服务器</text:p>
      <text:p text:style-name="P1"><text:s text:c="4"/>proxy_pass, rewrite区别</text:p>
      <text:p text:style-name="P1"><text:s text:c="4"/>upstream 一组后端计算机定义为集群 </text:p>
      <text:p text:style-name="P1"><text:s text:c="11"/>rr 加权论调 </text:p>
      <text:p text:style-name="P1"><text:s text:c="11"/>ip_hash</text:p>
      <text:p text:style-name="P1"><text:s text:c="11"/>least_conn</text:p>
      <text:p text:style-name="P1">proxy ：定义缓存</text:p>
      <text:p text:style-name="P1"/>
      <text:p text:style-name="P1">异步nginx 转发模式是一个优势哦 可以在转发之前做一些处理 </text:p>
      <text:p text:style-name="P1">proxy_set_header 向后端添加的首部</text:p>
      <text:p text:style-name="P1">add_header 向前添加的</text:p>
      <text:p text:style-name="P1"/>
      <text:p text:style-name="P1">调优 调整各种buffer</text:p>
      <text:p text:style-name="P1"/>
      <text:p text:style-name="P1"/>
      <text:p text:style-name="P1">跟nginx类似功能的HaProxy <text:s/>有一定意义的高可用</text:p>
      <text:p text:style-name="P1"/>
      <text:p text:style-name="P1">nginx--》tengine</text:p>
      <text:p text:style-name="P1"><text:s text:c="2"/></text:p>
      <text:p text:style-name="P1">亲缘性 <text:s/><text:span text:style-name="T2">： 进程绑定cpu</text:span></text:p>
      <text:p text:style-name="P1"/>
      <text:p text:style-name="P1"/>
      <text:p text:style-name="P1">反向代理 <text:span text:style-name="T2">： 工作在内核中 <text:s text:c="2"/>工作在用户空间 </text:span></text:p>
      <text:p text:style-name="P1"/>
      <text:p text:style-name="P1">最大并发链接不可能超过<text:span text:style-name="T2">65535</text:span></text:p>
      <text:p text:style-name="P1">lvs可以超过</text:p>
      <text:p text:style-name="P1"/>
      <text:p text:style-name="P1">haproxy自带web监控接口 web monitor</text:p>
      <text:p text:style-name="P1"/>
      <text:p text:style-name="P1">haproxy比nginx有更高的可定制性 <text:s/>但是需要更多资源</text:p>
      <text:p text:style-name="P1"/>
      <text:p text:style-name="P1">haproxy也是使用一个进程处理多可请求 事件驱动机制 </text:p>
      <text:p text:style-name="P1"/>
      <text:p text:style-name="P1"/>
      <text:p text:style-name="P1">haproxy</text:p>
      <text:p text:style-name="P1">可以根据url调度 <text:s/>url hash 大大提高缓存命中率 </text:p>
      <text:p text:style-name="P1"><text:s/><text:span text:style-name="T3">0</text:span>复制转发</text:p>
      <text:p text:style-name="P1"/>
      <text:p text:style-name="P1">可以从三个方面评估负载均衡器的性能</text:p>
      <text:p text:style-name="P1"/>
      <text:p text:style-name="P1">会话率 </text:p>
      <text:p text:style-name="P1">会话并发能力</text:p>
      <text:p text:style-name="P1">数据率</text:p>
      <text:p text:style-name="P1"/>
      <text:p text:style-name="P1"/>
      <text:p text:style-name="P1">二 配置haproxy</text:p>
      <text:p text:style-name="P1"><text:s text:c="3"/>最优先处理命令行参数</text:p>
      <text:p text:style-name="P1"><text:s text:c="2"/>global配置段 用于设定全局参数</text:p>
      <text:p text:style-name="P1"><text:s text:c="2"/>proxy相关配置段 <text:s/>如 default listen <text:s/>forntend <text:s/>和backend</text:p>
      <text:p text:style-name="P1"><text:soft-page-break/>例子</text:p>
      <text:p text:style-name="P1"><text:s/>global</text:p>
      <text:p text:style-name="P1"><text:s text:c="4"/>deamon </text:p>
      <text:p text:style-name="P1"><text:s text:c="3"/>maxconn <text:span text:style-name="T4">25600</text:span></text:p>
      <text:p text:style-name="P1">defaults</text:p>
      <text:p text:style-name="P1"><text:s text:c="3"/>mode http</text:p>
      <text:p text:style-name="P1"><text:s text:c="2"/>timeout <text:s/>connect <text:span text:style-name="T4">5000ms</text:span></text:p>
      <text:p text:style-name="P1"><text:s text:c="2"/>timeout <text:s/>client <text:s text:c="3"/><text:span text:style-name="T4">50000ms</text:span></text:p>
      <text:p text:style-name="P1"><text:s text:c="2"/>timeout server <text:s text:c="2"/><text:span text:style-name="T4">50000ms</text:span></text:p>
      <text:p text:style-name="P1"/>
      <text:p text:style-name="P1">frontend <text:s/>http-in</text:p>
      <text:p text:style-name="P1"><text:s text:c="2"/>bnd *:<text:span text:style-name="T5">80</text:span></text:p>
      <text:p text:style-name="P1"><text:s text:c="2"/><text:span text:style-name="T5">default_backend servers</text:span></text:p>
      <text:p text:style-name="P1"/>
      <text:p text:style-name="P2">backend servers</text:p>
      <text:p text:style-name="P2"><text:s text:c="3"/>server server1 127.0.0.1:8000 maxconn 32</text:p>
      <text:p text:style-name="P2"/>
      <text:p text:style-name="P2"/>
      <text:p text:style-name="P2">syslog:</text:p>
      <text:p text:style-name="P2"><text:s text:c="2"/>facility-pr</text:p>
      <text:p text:style-name="P2"/>
      <text:p text:style-name="P3">balance 制定调度算法</text:p>
      <text:p text:style-name="P3"><text:s text:c="2"/>rr</text:p>
      <text:p text:style-name="P3"><text:s/>static-rr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6:04:42.581084018</meta:creation-date>
    <dc:date>2014-07-13T21:19:24.123432224</dc:date>
    <meta:editing-duration>PT13M28S</meta:editing-duration>
    <meta:editing-cycles>1</meta:editing-cycles>
    <meta:document-statistic meta:table-count="0" meta:image-count="0" meta:object-count="0" meta:page-count="2" meta:paragraph-count="53" meta:word-count="338" meta:character-count="892" meta:non-whitespace-character-count="736"/>
    <meta:generator>LibreOffice/4.2.3.3$Linux_X86_64 LibreOffice_project/420m0$Build-3</meta:generator>
  </office:meta>
</office:document-meta>
</file>